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6174in" table:align="left"/>
    </style:style>
    <style:style style:name="Table1.A" style:family="table-column">
      <style:table-column-properties style:column-width="1.2903in"/>
    </style:style>
    <style:style style:name="Table1.B" style:family="table-column">
      <style:table-column-properties style:column-width="4.327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T1" style:family="text">
      <style:text-properties fo:color="#c9211e"/>
    </style:style>
    <style:style style:name="T2" style:family="text">
      <style:text-properties fo:background-color="#ffff00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📘 <text:span text:style-name="Strong_20_Emphasis">Advanced Python</text:span></text:h>
      <text:h text:style-name="Heading_20_2" text:outline-level="2"><text:span text:style-name="T1">✅ Topic: </text:span><text:span text:style-name="Strong_20_Emphasis"><text:span text:style-name="T1">Decorators in Python</text:span></text:span></text:h>
      <text:p text:style-name="Horizontal_20_Line"/>
      <text:h text:style-name="Heading_20_2" text:outline-level="2"><text:span text:style-name="T2">🧠 </text:span><text:span text:style-name="Strong_20_Emphasis"><text:span text:style-name="T2">Definition:</text:span></text:span></text:h>
      <text:p text:style-name="Quotations">A <text:span text:style-name="Strong_20_Emphasis">Decorator</text:span> in Python is a <text:span text:style-name="Strong_20_Emphasis">function that modifies or enhances another function without changing its actual code</text:span>.<text:line-break/>It takes a function as an argument, <text:span text:style-name="Strong_20_Emphasis">wraps some extra functionality</text:span>, and then returns a new function.</text:p>
      <text:p text:style-name="Text_20_body">This is useful for:</text:p>
      <text:list xml:id="list2684569093" text:style-name="L1">
        <text:list-item>
          <text:p text:style-name="P2">Code reuse</text:p>
        </text:list-item>
        <text:list-item>
          <text:p text:style-name="P2">Keeping original functions clean</text:p>
        </text:list-item>
        <text:list-item>
          <text:p text:style-name="P2">Applying logic like <text:span text:style-name="Strong_20_Emphasis">logging, authentication, caching, or validation</text:span> without touching the core logic</text:p>
        </text:list-item>
      </text:list>
      <text:p text:style-name="Horizontal_20_Line"/>
      <text:h text:style-name="Heading_20_2" text:outline-level="2">🎯 <text:span text:style-name="Strong_20_Emphasis">Real-Life Analogy </text:span></text:h>
      <text:p text:style-name="Quotations">Imagine a chaiwala 🫖 gives you regular chai (function).<text:line-break/>You say, "Bhaiya, elaichi daal do!"<text:line-break/>He adds flavor <text:span text:style-name="Strong_20_Emphasis">on top of the same chai</text:span> – bina chai banane ka method badle.<text:line-break/>That "elaichi" is your <text:span text:style-name="Strong_20_Emphasis">decorator</text:span> – it enhances the base item without changing its original recipe.</text:p>
      <text:p text:style-name="Horizontal_20_Line"/>
      <text:h text:style-name="Heading_20_2" text:outline-level="2">🧪 <text:span text:style-name="Strong_20_Emphasis">Basic Decorator Syntax:</text:span></text:h>
      <text:p text:style-name="Preformatted_20_Text"><text:span text:style-name="Source_20_Text">def my_decorator(func):</text:span></text:p>
      <text:p text:style-name="Preformatted_20_Text"><text:span text:style-name="Source_20_Text"><text:s text:c="4"/>def wrapper():</text:span></text:p>
      <text:p text:style-name="Preformatted_20_Text"><text:span text:style-name="Source_20_Text"><text:s text:c="8"/>print("Before function runs")</text:span></text:p>
      <text:p text:style-name="Preformatted_20_Text"><text:span text:style-name="Source_20_Text"><text:s text:c="8"/>func()</text:span></text:p>
      <text:p text:style-name="Preformatted_20_Text"><text:span text:style-name="Source_20_Text"><text:s text:c="8"/>print("After function runs")</text:span></text:p>
      <text:p text:style-name="Preformatted_20_Text"><text:span text:style-name="Source_20_Text"><text:s text:c="4"/>return wrapper</text:span></text:p>
      <text:p text:style-name="Preformatted_20_Text"/>
      <text:p text:style-name="Preformatted_20_Text"><text:span text:style-name="Source_20_Text">@my_decorator</text:span></text:p>
      <text:p text:style-name="Preformatted_20_Text"><text:span text:style-name="Source_20_Text">def say_hello():</text:span></text:p>
      <text:p text:style-name="Preformatted_20_Text"><text:span text:style-name="Source_20_Text"><text:s text:c="4"/>print("Hello!")</text:span></text:p>
      <text:p text:style-name="Preformatted_20_Text"/>
      <text:p text:style-name="P1"><text:span text:style-name="Source_20_Text">say_hello()</text:span></text:p>
      <text:h text:style-name="Heading_20_3" text:outline-level="3"><text:soft-page-break/>✅ Output:</text:h>
      <text:p text:style-name="Preformatted_20_Text"><text:span text:style-name="Source_20_Text">Before function runs <text:s/></text:span></text:p>
      <text:p text:style-name="Preformatted_20_Text"><text:span text:style-name="Source_20_Text">Hello! <text:s/></text:span></text:p>
      <text:p text:style-name="P1"><text:span text:style-name="Source_20_Text">After function runs</text:span></text:p>
      <text:h text:style-name="Heading_20_3" text:outline-level="3">🧠 Explanation:</text:h>
      <text:list xml:id="list4010726170" text:style-name="L2">
        <text:list-item>
          <text:p text:style-name="P3"><text:span text:style-name="Source_20_Text">my_decorator</text:span> takes the original function (<text:span text:style-name="Source_20_Text">say_hello</text:span>) as input.</text:p>
        </text:list-item>
        <text:list-item>
          <text:p text:style-name="P3"><text:span text:style-name="Source_20_Text">@my_decorator</text:span> is syntactic sugar for <text:span text:style-name="Source_20_Text">say_hello = my_decorator(say_hello)</text:span></text:p>
        </text:list-item>
        <text:list-item>
          <text:p text:style-name="P3">The function is <text:span text:style-name="Strong_20_Emphasis">wrapped</text:span> inside another function that adds extra behavior.</text:p>
        </text:list-item>
      </text:list>
      <text:p text:style-name="Horizontal_20_Line"/>
      <text:h text:style-name="Heading_20_2" text:outline-level="2">🔄 <text:span text:style-name="Strong_20_Emphasis">Real-World <text:s/>Scenario:</text:span></text:h>
      <text:p text:style-name="Quotations"/>
      <text:p text:style-name="Preformatted_20_Text"><text:span text:style-name="Source_20_Text">def log_decorator(func):</text:span></text:p>
      <text:p text:style-name="Preformatted_20_Text"><text:span text:style-name="Source_20_Text"><text:s text:c="4"/>def wrapper(*args, **kwargs):</text:span></text:p>
      <text:p text:style-name="Preformatted_20_Text"><text:span text:style-name="Source_20_Text"><text:s text:c="8"/>print(f"Running {func.__name__} with {args}")</text:span></text:p>
      <text:p text:style-name="Preformatted_20_Text"><text:span text:style-name="Source_20_Text"><text:s text:c="8"/>return func(*args, **kwargs)</text:span></text:p>
      <text:p text:style-name="Preformatted_20_Text"><text:span text:style-name="Source_20_Text"><text:s text:c="4"/>return wrapper</text:span></text:p>
      <text:p text:style-name="Preformatted_20_Text"/>
      <text:p text:style-name="Preformatted_20_Text"><text:span text:style-name="Source_20_Text">@log_decorator</text:span></text:p>
      <text:p text:style-name="Preformatted_20_Text"><text:span text:style-name="Source_20_Text">def add(a, b):</text:span></text:p>
      <text:p text:style-name="Preformatted_20_Text"><text:span text:style-name="Source_20_Text"><text:s text:c="4"/>return a + b</text:span></text:p>
      <text:p text:style-name="Preformatted_20_Text"/>
      <text:p text:style-name="P1"><text:span text:style-name="Source_20_Text">print(add(2, 3))</text:span></text:p>
      <text:h text:style-name="Heading_20_3" text:outline-level="3">✅ Output:</text:h>
      <text:p text:style-name="Preformatted_20_Text"><text:span text:style-name="Source_20_Text">Running add with (2, 3) <text:s/></text:span></text:p>
      <text:p text:style-name="P1"><text:span text:style-name="Source_20_Text">5</text:span></text:p>
      <text:p text:style-name="Horizontal_20_Line"/>
      <text:h text:style-name="Heading_20_2" text:outline-level="2">🔁 <text:span text:style-name="Strong_20_Emphasis">Multiple Decorators:</text:span></text:h>
      <text:p text:style-name="Preformatted_20_Text"><text:span text:style-name="Source_20_Text">def bold(func):</text:span></text:p>
      <text:p text:style-name="Preformatted_20_Text"><text:span text:style-name="Source_20_Text"><text:s text:c="4"/>def wrapper():</text:span></text:p>
      <text:p text:style-name="Preformatted_20_Text"><text:span text:style-name="Source_20_Text"><text:s text:c="8"/>print("&lt;b&gt;", end="")</text:span></text:p>
      <text:p text:style-name="Preformatted_20_Text"><text:span text:style-name="Source_20_Text"><text:s text:c="8"/>func()</text:span></text:p>
      <text:p text:style-name="Preformatted_20_Text"><text:span text:style-name="Source_20_Text"><text:s text:c="8"/>print("&lt;/b&gt;", end="")</text:span></text:p>
      <text:p text:style-name="Preformatted_20_Text"><text:span text:style-name="Source_20_Text"><text:s text:c="4"/>return wrapper</text:span></text:p>
      <text:p text:style-name="Preformatted_20_Text"/>
      <text:p text:style-name="Preformatted_20_Text"><text:span text:style-name="Source_20_Text">def italic(func):</text:span></text:p>
      <text:p text:style-name="Preformatted_20_Text"><text:span text:style-name="Source_20_Text"><text:s text:c="4"/>def wrapper():</text:span></text:p>
      <text:p text:style-name="Preformatted_20_Text"><text:span text:style-name="Source_20_Text"><text:s text:c="8"/>print("&lt;i&gt;", end="")</text:span></text:p>
      <text:p text:style-name="Preformatted_20_Text"><text:span text:style-name="Source_20_Text"><text:s text:c="8"/>func()</text:span></text:p>
      <text:p text:style-name="Preformatted_20_Text"><text:span text:style-name="Source_20_Text"><text:s text:c="8"/>print("&lt;/i&gt;", end="")</text:span></text:p>
      <text:p text:style-name="Preformatted_20_Text"><text:span text:style-name="Source_20_Text"><text:s text:c="4"/>return wrapper</text:span></text:p>
      <text:p text:style-name="Preformatted_20_Text"/>
      <text:p text:style-name="Preformatted_20_Text"><text:soft-page-break/><text:span text:style-name="Source_20_Text">@bold</text:span></text:p>
      <text:p text:style-name="Preformatted_20_Text"><text:span text:style-name="Source_20_Text">@italic</text:span></text:p>
      <text:p text:style-name="Preformatted_20_Text"><text:span text:style-name="Source_20_Text">def greet():</text:span></text:p>
      <text:p text:style-name="Preformatted_20_Text"><text:span text:style-name="Source_20_Text"><text:s text:c="4"/>print("Hello", end="")</text:span></text:p>
      <text:p text:style-name="Preformatted_20_Text"/>
      <text:p text:style-name="P1"><text:span text:style-name="Source_20_Text">greet()</text:span></text:p>
      <text:h text:style-name="Heading_20_3" text:outline-level="3">✅ Output:</text:h>
      <text:p text:style-name="P1"><text:span text:style-name="Source_20_Text">&lt;b&gt;&lt;i&gt;Hello&lt;/i&gt;&lt;/b&gt;</text:span></text:p>
      <text:h text:style-name="Heading_20_3" text:outline-level="3">🧠 Execution Order:</text:h>
      <text:list xml:id="list2205422835" text:style-name="L3">
        <text:list-item>
          <text:p text:style-name="P4">Inside out: <text:span text:style-name="Source_20_Text">italic</text:span> runs first, then <text:span text:style-name="Source_20_Text">bold</text:span> wraps it.</text:p>
        </text:list-item>
      </text:list>
      <text:p text:style-name="Horizontal_20_Line"/>
      <text:h text:style-name="Heading_20_2" text:outline-level="2"><text:span text:style-name="T1">🧰 </text:span><text:span text:style-name="Strong_20_Emphasis"><text:span text:style-name="T1">Common Use Cases of Decorators:</text:span>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Use Cas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🔒 Authentication</text:p>
          </table:table-cell>
          <table:table-cell table:style-name="Table1.A1" office:value-type="string">
            <text:p text:style-name="Table_20_Contents">Check if user is logged in/admin before executing function</text:p>
          </table:table-cell>
        </table:table-row>
        <table:table-row>
          <table:table-cell table:style-name="Table1.A1" office:value-type="string">
            <text:p text:style-name="Table_20_Contents">📜 Logging</text:p>
          </table:table-cell>
          <table:table-cell table:style-name="Table1.A1" office:value-type="string">
            <text:p text:style-name="Table_20_Contents">Record which function is called and with what parameters</text:p>
          </table:table-cell>
        </table:table-row>
        <table:table-row>
          <table:table-cell table:style-name="Table1.A1" office:value-type="string">
            <text:p text:style-name="Table_20_Contents">⏱️ Timing</text:p>
          </table:table-cell>
          <table:table-cell table:style-name="Table1.A1" office:value-type="string">
            <text:p text:style-name="Table_20_Contents">Measure time taken to run the function</text:p>
          </table:table-cell>
        </table:table-row>
        <table:table-row>
          <table:table-cell table:style-name="Table1.A1" office:value-type="string">
            <text:p text:style-name="Table_20_Contents">✅ Validation</text:p>
          </table:table-cell>
          <table:table-cell table:style-name="Table1.A1" office:value-type="string">
            <text:p text:style-name="Table_20_Contents">Check input before processing</text:p>
          </table:table-cell>
        </table:table-row>
        <table:table-row>
          <table:table-cell table:style-name="Table1.A1" office:value-type="string">
            <text:p text:style-name="Table_20_Contents">⚡ Caching</text:p>
          </table:table-cell>
          <table:table-cell table:style-name="Table1.A1" office:value-type="string">
            <text:p text:style-name="Table_20_Contents">Store results to avoid re-computation and improve performance</text:p>
          </table:table-cell>
        </table:table-row>
      </table:table>
      <text:p text:style-name="Horizontal_20_Line"/>
      <text:h text:style-name="Heading_20_2" text:outline-level="2"><text:span text:style-name="T1">🎓 </text:span><text:span text:style-name="Strong_20_Emphasis"><text:span text:style-name="T1">Interview Insights:</text:span></text:span></text:h>
      <text:list xml:id="list179914137" text:style-name="L4">
        <text:list-item>
          <text:p text:style-name="P5">✅ Decorators are <text:span text:style-name="Strong_20_Emphasis">higher-order functions</text:span> (they accept functions as input).</text:p>
        </text:list-item>
        <text:list-item>
          <text:p text:style-name="P5">✅ They're used in real-world frameworks like <text:span text:style-name="Strong_20_Emphasis">Flask</text:span> and <text:span text:style-name="Strong_20_Emphasis">Django</text:span> for route handling, authentication, etc.</text:p>
        </text:list-item>
        <text:list-item>
          <text:p text:style-name="P5">✅ You can also create <text:span text:style-name="Strong_20_Emphasis">decorators with arguments</text:span> (advanced use).</text:p>
        </text:list-item>
      </text:list>
      <text:p text:style-name="Horizontal_20_Line"/>
      <text:h text:style-name="Heading_20_2" text:outline-level="2"><text:span text:style-name="T1">📌 </text:span><text:span text:style-name="Strong_20_Emphasis"><text:span text:style-name="T1">Summary:</text:span></text:span></text:h>
      <text:list xml:id="list2645449118" text:style-name="L5">
        <text:list-item>
          <text:p text:style-name="P6"><text:span text:style-name="Strong_20_Emphasis">Decorator = Wrapper Function</text:span> 🌀</text:p>
        </text:list-item>
        <text:list-item>
          <text:p text:style-name="P6">Helps in <text:span text:style-name="Strong_20_Emphasis">code enhancement</text:span> without modifying original logic.</text:p>
        </text:list-item>
        <text:list-item>
          <text:p text:style-name="P6">Uses <text:span text:style-name="Source_20_Text">@decorator_name</text:span> above a function.</text:p>
        </text:list-item>
        <text:list-item>
          <text:p text:style-name="P6">Supports <text:span text:style-name="Strong_20_Emphasis">reusability, modularity, and clean code</text:span>.</text:p>
        </text:list-item>
        <text:list-item>
          <text:p text:style-name="P6">Powerful for <text:span text:style-name="Strong_20_Emphasis">logging, validation, timing, and more</text:span>.</text:p>
        </text:list-item>
        <text:list-item>
          <text:p text:style-name="P6">Highly important in <text:span text:style-name="Strong_20_Emphasis">real-world Python projects</text:span> and interviews.</text:p>
        </text:list-item>
      </text:list>
      <text:p text:style-name="Horizontal_20_Line"><text:soft-page-break/></text:p>
      <text:p text:style-name="Text_20_body">📚 <text:span text:style-name="Strong_20_Emphasis">Student Tip:</text:span><text:line-break/>Practice writing your own decorators. Start with simple wrappers (like logging), then try decorators with parameters. This will strengthen both your <text:span text:style-name="Strong_20_Emphasis">functional programming</text:span> and <text:span text:style-name="Strong_20_Emphasis">interview prep</text:span> skills.</text:p>
      <text:p text:style-name="Horizontal_20_Line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19T22:11:34.818000000</meta:creation-date>
    <dc:date>2025-07-20T15:25:43.619000000</dc:date>
    <meta:editing-duration>PT17M55S</meta:editing-duration>
    <meta:editing-cycles>3</meta:editing-cycles>
    <meta:generator>Neat_Office/6.2.8.2$Windows_x86 LibreOffice_project/</meta:generator>
    <meta:document-statistic meta:table-count="1" meta:image-count="0" meta:object-count="0" meta:page-count="4" meta:paragraph-count="89" meta:word-count="439" meta:character-count="3064" meta:non-whitespace-character-count="2588"/>
  </office:meta>
</office:document-meta>
</file>